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315cm" fo:min-width="1.878cm" fo:padding-top="0.178cm" fo:padding-bottom="0.178cm" fo:padding-left="0.303cm" fo:padding-right="0.303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6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3.657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3.657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2.28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1.385cm" fo:min-width="1.948cm" fo:padding-top="0.143cm" fo:padding-bottom="0.143cm" fo:padding-left="0.268cm" fo:padding-right="0.268cm"/>
    </style:style>
    <style:style style:name="gr8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2.289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Fine_20_Dashed" svg:stroke-color="#000000" draw:textarea-vertical-align="middle"/>
    </style:style>
    <style:style style:name="gr10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5.223cm" fo:min-width="5.808cm" fo:padding-top="0.142cm" fo:padding-bottom="0.142cm" fo:padding-left="0.267cm" fo:padding-right="0.267cm"/>
    </style:style>
    <style:style style:name="gr11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2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3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4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69cm" fo:padding-top="0.142cm" fo:padding-bottom="0.142cm" fo:padding-left="0.267cm" fo:padding-right="0.267cm"/>
    </style:style>
    <style:style style:name="gr15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6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478cm" fo:min-width="0.101cm" fo:padding-top="0.142cm" fo:padding-bottom="0.142cm" fo:padding-left="0.267cm" fo:padding-right="0.267cm"/>
    </style:style>
    <style:style style:name="gr18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9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20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21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22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69cm" fo:padding-top="0.142cm" fo:padding-bottom="0.142cm" fo:padding-left="0.267cm" fo:padding-right="0.267cm"/>
    </style:style>
    <style:style style:name="gr23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24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25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0.8000001907349pt"/>
    </style:style>
    <style:style style:name="P6" style:family="paragraph">
      <loext:graphic-properties draw:fill-color="#ffffff" draw:opacity="0%"/>
      <style:paragraph-properties fo:text-align="center"/>
      <style:text-properties fo:font-size="10pt" style:text-underline-style="solid" style:text-underline-width="auto" style:text-underline-color="font-color"/>
    </style:style>
    <style:style style:name="T1" style:family="text">
      <style:text-properties fo:font-size="10pt"/>
    </style:style>
    <style:style style:name="T2" style:family="text">
      <style:text-properties fo:font-size="10pt" fo:font-weight="bold" style:font-weight-asian="bold" style:font-weight-complex="bold"/>
    </style:style>
    <style:style style:name="T3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484cm" svg:height="1.671cm" svg:x="2.27cm" svg:y="2.123cm">
          <text:p text:style-name="P1"><text:span text:style-name="T1">Building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54cm" svg:height="1.27cm" svg:x="6.085cm" svg:y="2.297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4.191cm" svg:height="1.27cm" svg:x="9.917cm" svg:y="2.324cm">
          <text:p text:style-name="P1"><text:span text:style-name="T1">Building Name: </text:span></text:p>
          <text:p text:style-name="P1"><text:span text:style-name="T1">General Development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4.191cm" svg:height="1.018cm" svg:x="9.885cm" svg:y="4.048cm">
          <text:p text:style-name="P1"><text:span text:style-name="T1">Project Address: </text:span></text:p>
          <text:p text:style-name="P1"><text:span text:style-name="T1">Southern Coas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3" draw:layer="layout" draw:type="line" svg:x1="8.625cm" svg:y1="2.932cm" svg:x2="9.918cm" svg:y2="2.959cm" draw:start-shape="id1" draw:start-glue-point="6" draw:end-shape="id2" draw:end-glue-point="3" svg:d="M8625 2932l1293 27" svg:viewBox="0 0 1294 28">
          <text:p/>
        </draw:connector>
        <draw:connector draw:style-name="gr5" draw:text-style-name="P3" draw:layer="layout" svg:x1="7.356cm" svg:y1="3.567cm" svg:x2="9.886cm" svg:y2="4.557cm" draw:start-shape="id1" draw:start-glue-point="8" draw:end-shape="id3" draw:end-glue-point="3" svg:d="M7356 3567v990h2530" svg:viewBox="0 0 2531 991">
          <text:p/>
        </draw:connector>
        <draw:connector draw:style-name="gr5" draw:text-style-name="P3" draw:layer="layout" draw:type="line" svg:x1="4.754cm" svg:y1="2.958cm" svg:x2="6.085cm" svg:y2="2.932cm" draw:start-shape="id4" draw:start-glue-point="1" draw:end-shape="id1" draw:end-glue-point="10" svg:d="M4754 2958l1331-26" svg:viewBox="0 0 1332 27">
          <text:p/>
        </draw:connector>
        <draw:custom-shape draw:style-name="gr4" draw:text-style-name="P2" xml:id="id6" draw:id="id6" draw:layer="layout" svg:width="4.191cm" svg:height="1.018cm" svg:x="9.912cm" svg:y="5.424cm">
          <text:p text:style-name="P1"><text:span text:style-name="T1">Building Store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2.54cm" svg:height="1.27cm" svg:x="6.085cm" svg:y="5.298cm">
          <text:p text:style-name="P1"><text:span text:style-name="T1">has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3.512cm" svg:y1="3.794cm" svg:x2="6.085cm" svg:y2="5.933cm" draw:start-shape="id4" draw:start-glue-point="2" draw:end-shape="id5" draw:end-glue-point="10" svg:d="M3512 3794l2573 2139" svg:viewBox="0 0 2574 2140">
          <text:p/>
        </draw:connector>
        <draw:connector draw:style-name="gr5" draw:text-style-name="P3" draw:layer="layout" draw:type="line" svg:x1="8.625cm" svg:y1="5.933cm" svg:x2="9.913cm" svg:y2="5.933cm" draw:start-shape="id5" draw:start-glue-point="6" draw:end-shape="id6" draw:end-glue-point="3" svg:d="M8625 5933h1288" svg:viewBox="0 0 1289 1">
          <text:p/>
        </draw:connector>
        <draw:custom-shape draw:style-name="gr2" draw:text-style-name="P2" xml:id="id7" draw:id="id7" draw:layer="layout" svg:width="2.54cm" svg:height="1.27cm" svg:x="14.985cm" svg:y="5.299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4.104cm" svg:y1="5.933cm" svg:x2="14.985cm" svg:y2="5.934cm" draw:start-shape="id6" draw:start-glue-point="1" draw:end-shape="id7" draw:end-glue-point="10" svg:d="M14104 5933l881 1" svg:viewBox="0 0 882 2">
          <text:p/>
        </draw:connector>
        <draw:custom-shape draw:style-name="gr2" draw:text-style-name="P2" xml:id="id15" draw:id="id15" draw:layer="layout" svg:width="2.54cm" svg:height="1.27cm" svg:x="10.779cm" svg:y="7.25cm">
          <text:p text:style-name="P1"><text:span text:style-name="T1">elevation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6" draw:id="id16" draw:layer="layout" svg:width="2.823cm" svg:height="1.018cm" svg:x="14.84cm" svg:y="7.35cm">
          <text:p text:style-name="P4"><text:span text:style-name="T1">E =&gt; 104.00 mRL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2" xml:id="id11" draw:id="id11" draw:layer="layout" svg:width="2.484cm" svg:height="1.671cm" svg:x="2.253cm" svg:y="9.606cm">
          <text:p text:style-name="P1"><text:span text:style-name="T1">Building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2.54cm" svg:height="1.27cm" svg:x="6.068cm" svg:y="9.78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4.191cm" svg:height="1.27cm" svg:x="9.9cm" svg:y="9.807cm">
          <text:p text:style-name="P1"><text:span text:style-name="T1">Building Name: </text:span></text:p>
          <text:p text:style-name="P1"><text:span text:style-name="T1">General Development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4.191cm" svg:height="1.018cm" svg:x="9.868cm" svg:y="11.531cm">
          <text:p text:style-name="P1"><text:span text:style-name="T1">Project Address: </text:span></text:p>
          <text:p text:style-name="P1"><text:span text:style-name="T1">Northern Coas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3" draw:layer="layout" draw:type="line" svg:x1="8.608cm" svg:y1="10.415cm" svg:x2="9.901cm" svg:y2="10.442cm" draw:start-shape="id8" draw:start-glue-point="6" draw:end-shape="id9" draw:end-glue-point="3" svg:d="M8608 10415l1293 27" svg:viewBox="0 0 1294 28">
          <text:p/>
        </draw:connector>
        <draw:connector draw:style-name="gr5" draw:text-style-name="P3" draw:layer="layout" svg:x1="7.339cm" svg:y1="11.05cm" svg:x2="9.869cm" svg:y2="12.04cm" draw:start-shape="id8" draw:start-glue-point="8" draw:end-shape="id10" draw:end-glue-point="3" svg:d="M7339 11050v990h2530" svg:viewBox="0 0 2531 991">
          <text:p/>
        </draw:connector>
        <draw:connector draw:style-name="gr5" draw:text-style-name="P3" draw:layer="layout" draw:type="line" svg:x1="4.737cm" svg:y1="10.441cm" svg:x2="6.068cm" svg:y2="10.415cm" draw:start-shape="id11" draw:start-glue-point="1" draw:end-shape="id8" draw:end-glue-point="10" svg:d="M4737 10441l1331-26" svg:viewBox="0 0 1332 27">
          <text:p/>
        </draw:connector>
        <draw:custom-shape draw:style-name="gr4" draw:text-style-name="P2" xml:id="id13" draw:id="id13" draw:layer="layout" svg:width="4.191cm" svg:height="1.018cm" svg:x="9.895cm" svg:y="12.907cm">
          <text:p text:style-name="P1"><text:span text:style-name="T1">Building Store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2" draw:id="id12" draw:layer="layout" svg:width="2.54cm" svg:height="1.27cm" svg:x="6.068cm" svg:y="12.781cm">
          <text:p text:style-name="P1"><text:span text:style-name="T1">has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3.495cm" svg:y1="11.277cm" svg:x2="6.068cm" svg:y2="13.416cm" draw:start-shape="id11" draw:start-glue-point="2" draw:end-shape="id12" draw:end-glue-point="10" svg:d="M3495 11277l2573 2139" svg:viewBox="0 0 2574 2140">
          <text:p/>
        </draw:connector>
        <draw:connector draw:style-name="gr5" draw:text-style-name="P3" draw:layer="layout" draw:type="line" svg:x1="8.608cm" svg:y1="13.416cm" svg:x2="9.896cm" svg:y2="13.416cm" draw:start-shape="id12" draw:start-glue-point="6" draw:end-shape="id13" draw:end-glue-point="3" svg:d="M8608 13416h1288" svg:viewBox="0 0 1289 1">
          <text:p/>
        </draw:connector>
        <draw:custom-shape draw:style-name="gr2" draw:text-style-name="P2" xml:id="id14" draw:id="id14" draw:layer="layout" svg:width="2.54cm" svg:height="1.27cm" svg:x="14.968cm" svg:y="12.782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4.087cm" svg:y1="13.416cm" svg:x2="14.968cm" svg:y2="13.417cm" draw:start-shape="id13" draw:start-glue-point="1" draw:end-shape="id14" draw:end-glue-point="10" svg:d="M14087 13416l881 1" svg:viewBox="0 0 882 2">
          <text:p/>
        </draw:connector>
        <draw:custom-shape draw:style-name="gr2" draw:text-style-name="P2" xml:id="id18" draw:id="id18" draw:layer="layout" svg:width="2.54cm" svg:height="1.27cm" svg:x="10.729cm" svg:y="14.713cm">
          <text:p text:style-name="P1"><text:span text:style-name="T1">elevation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9" draw:id="id19" draw:layer="layout" svg:width="2.823cm" svg:height="1.018cm" svg:x="14.84cm" svg:y="14.792cm">
          <text:p text:style-name="P4"><text:span text:style-name="T1">E =&gt; 104.50 mRL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9" draw:text-style-name="P1" draw:layer="layout" svg:x1="3.512cm" svg:y1="3.794cm" svg:x2="2.253cm" svg:y2="10.441cm" draw:start-shape="id4" draw:start-glue-point="2" draw:end-shape="id11" draw:end-glue-point="3" svg:d="M3512 3794v2923h-1777v3724h518" svg:viewBox="0 0 1778 6648">
          <text:p/>
        </draw:connector>
        <draw:g xml:id="id17" draw:id="id17">
          <draw:custom-shape draw:style-name="gr10" draw:text-style-name="P2" draw:layer="layout" svg:width="6.342cm" svg:height="5.507cm" svg:x="18.388cm" svg:y="2.224cm">
            <text:p text:style-name="P1"><text:span text:style-name="T2">Name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5" draw:layer="layout" svg:width="2.304cm" svg:height="1.018cm" svg:x="18.721cm" svg:y="3.059cm">
            <text:p text:style-name="P4"><text:span text:style-name="T1">Fir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" draw:text-style-name="P5" draw:layer="layout" svg:width="2.304cm" svg:height="1.018cm" svg:x="18.722cm" svg:y="4.159cm">
            <text:p text:style-name="P4"><text:span text:style-name="T1">Fir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" draw:text-style-name="P5" draw:layer="layout" svg:width="2.304cm" svg:height="1.018cm" svg:x="18.722cm" svg:y="5.259cm">
            <text:p text:style-name="P4"><text:span text:style-name="T1">First Flo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5" draw:layer="layout" svg:width="2.303cm" svg:height="1.018cm" svg:x="22.06cm" svg:y="3.003cm">
            <text:p text:style-name="P4"><text:span text:style-name="T1">1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5" draw:layer="layout" svg:width="2.304cm" svg:height="1.018cm" svg:x="22.064cm" svg:y="4.146cm">
            <text:p text:style-name="P4"><text:span text:style-name="T1">1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5" draw:layer="layout" svg:width="2.304cm" svg:height="1.018cm" svg:x="22.064cm" svg:y="5.289cm">
            <text:p text:style-name="P4"><text:span text:style-name="T1">Level 1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6" draw:layer="layout" svg:width="0.635cm" svg:height="0.762cm" svg:x="21.247cm" svg:y="4.356cm">
            <text:p text:style-name="P1"><text:span text:style-name="T3">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" draw:text-style-name="P5" draw:layer="layout" svg:width="2.304cm" svg:height="1.018cm" svg:x="20.422cm" svg:y="6.459cm">
            <text:p text:style-name="P4"><text:span text:style-name="T1">Compound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onnector draw:style-name="gr5" draw:text-style-name="P3" draw:layer="layout" draw:type="line" svg:x1="12.008cm" svg:y1="6.442cm" svg:x2="12.049cm" svg:y2="7.25cm" draw:start-shape="id6" draw:start-glue-point="2" draw:end-shape="id15" svg:d="M12008 6442l41 808" svg:viewBox="0 0 42 809">
          <text:p/>
        </draw:connector>
        <draw:connector draw:style-name="gr5" draw:text-style-name="P3" draw:layer="layout" draw:type="line" svg:x1="13.319cm" svg:y1="7.885cm" svg:x2="14.841cm" svg:y2="7.859cm" draw:start-shape="id15" draw:start-glue-point="6" draw:end-shape="id16" svg:d="M13319 7885l1522-26" svg:viewBox="0 0 1523 27">
          <text:p/>
        </draw:connector>
        <draw:g xml:id="id20" draw:id="id20">
          <draw:custom-shape draw:style-name="gr10" draw:text-style-name="P2" draw:layer="layout" svg:width="6.342cm" svg:height="5.507cm" svg:x="18.399cm" svg:y="9.16cm">
            <text:p text:style-name="P1"><text:span text:style-name="T2">Name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" draw:text-style-name="P5" draw:layer="layout" svg:width="2.304cm" svg:height="1.018cm" svg:x="18.732cm" svg:y="9.995cm">
            <text:p text:style-name="P4"><text:span text:style-name="T1">Fir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" draw:text-style-name="P5" draw:layer="layout" svg:width="2.304cm" svg:height="1.018cm" svg:x="18.733cm" svg:y="11.095cm">
            <text:p text:style-name="P4"><text:span text:style-name="T1">Fir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" draw:text-style-name="P5" draw:layer="layout" svg:width="2.304cm" svg:height="1.018cm" svg:x="18.733cm" svg:y="12.195cm">
            <text:p text:style-name="P4"><text:span text:style-name="T1">First Flo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2" draw:text-style-name="P5" draw:layer="layout" svg:width="2.303cm" svg:height="1.018cm" svg:x="22.071cm" svg:y="9.939cm">
            <text:p text:style-name="P4"><text:span text:style-name="T1">1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5" draw:layer="layout" svg:width="2.304cm" svg:height="1.018cm" svg:x="22.075cm" svg:y="11.082cm">
            <text:p text:style-name="P4"><text:span text:style-name="T1">1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4" draw:text-style-name="P5" draw:layer="layout" svg:width="2.304cm" svg:height="1.018cm" svg:x="22.075cm" svg:y="12.225cm">
            <text:p text:style-name="P4"><text:span text:style-name="T1">Level 1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6" draw:layer="layout" svg:width="0.635cm" svg:height="0.762cm" svg:x="21.258cm" svg:y="11.292cm">
            <text:p text:style-name="P1"><text:span text:style-name="T3">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5" draw:text-style-name="P5" draw:layer="layout" svg:width="2.304cm" svg:height="1.018cm" svg:x="20.433cm" svg:y="13.395cm">
            <text:p text:style-name="P4"><text:span text:style-name="T1">Compound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onnector draw:style-name="gr5" draw:text-style-name="P3" draw:layer="layout" draw:line-skew="-0.193cm" svg:x1="17.525cm" svg:y1="5.934cm" svg:x2="18.388cm" svg:y2="4.977cm" draw:start-shape="id7" draw:start-glue-point="6" draw:end-shape="id17" draw:end-glue-point="3" svg:d="M17525 5934h239v-957h624" svg:viewBox="0 0 864 958">
          <text:p/>
        </draw:connector>
        <draw:connector draw:style-name="gr5" draw:text-style-name="P3" draw:layer="layout" draw:type="line" svg:x1="11.991cm" svg:y1="13.925cm" svg:x2="12cm" svg:y2="14.713cm" draw:start-shape="id13" draw:start-glue-point="2" draw:end-shape="id18" draw:end-glue-point="4" svg:d="M11991 13925l9 788" svg:viewBox="0 0 10 789">
          <text:p/>
        </draw:connector>
        <draw:connector draw:style-name="gr5" draw:text-style-name="P3" draw:layer="layout" draw:type="line" svg:x1="13.269cm" svg:y1="15.348cm" svg:x2="14.841cm" svg:y2="15.301cm" draw:start-shape="id18" draw:start-glue-point="6" draw:end-shape="id19" draw:end-glue-point="3" svg:d="M13269 15348l1572-47" svg:viewBox="0 0 1573 48">
          <text:p/>
        </draw:connector>
        <draw:connector draw:style-name="gr5" draw:text-style-name="P3" draw:layer="layout" draw:line-skew="-0.19cm" svg:x1="17.508cm" svg:y1="13.417cm" svg:x2="18.399cm" svg:y2="11.913cm" draw:start-shape="id14" draw:start-glue-point="6" draw:end-shape="id20" draw:end-glue-point="3" svg:d="M17508 13417h256v-1504h635" svg:viewBox="0 0 892 15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09:54:57.092000000</meta:creation-date>
    <dc:date>2018-07-17T17:30:55.411000000</dc:date>
    <meta:editing-duration>PT1H4M56S</meta:editing-duration>
    <meta:editing-cycles>3</meta:editing-cycles>
    <meta:generator>LibreOffice/6.0.3.2$Windows_X86_64 LibreOffice_project/8f48d515416608e3a835360314dac7e47fd0b821</meta:generator>
    <meta:document-statistic meta:object-count="57"/>
  </office:meta>
</office:document-meta>
</file>